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Cambria Math" fo:font-size="15pt" style:font-size-asian="15pt" style:font-size-complex="15pt" fo:language="bg" fo:country="BG"/>
    </style:style>
    <style:style style:name="P2" style:parent-style-name="Normal" style:family="paragraph">
      <style:paragraph-properties fo:text-align="center"/>
      <style:text-properties style:font-name-complex="Calibri" fo:font-size="14pt" style:font-size-asian="14pt" style:font-size-complex="14pt" fo:language="bg" fo:country="BG"/>
    </style:style>
    <style:style style:name="P3" style:parent-style-name="Normal" style:family="paragraph">
      <style:paragraph-properties fo:text-align="center"/>
      <style:text-properties style:font-name-complex="Calibri" fo:font-size="13pt" style:font-size-asian="13pt" style:font-size-complex="13pt" fo:language="bg" fo:country="BG"/>
    </style:style>
    <style:style style:name="P4" style:parent-style-name="Normal" style:family="paragraph">
      <style:text-properties style:font-name-complex="Calibri" fo:font-size="13pt" style:font-size-asian="13pt" style:font-size-complex="13pt" fo:language="bg" fo:country="BG"/>
    </style:style>
    <style:style style:name="P5" style:parent-style-name="ListParagraph" style:list-style-name="LFO2" style:family="paragraph">
      <style:paragraph-properties fo:line-height="150%"/>
      <style:text-properties style:font-name-complex="Calibri" fo:font-size="13pt" style:font-size-asian="13pt" style:font-size-complex="13pt" fo:language="bg" fo:country="BG"/>
    </style:style>
    <style:style style:name="P6" style:parent-style-name="ListParagraph" style:list-style-name="LFO2" style:family="paragraph">
      <style:paragraph-properties fo:line-height="150%"/>
      <style:text-properties style:font-name-complex="Calibri" fo:font-size="13pt" style:font-size-asian="13pt" style:font-size-complex="13pt" fo:language="bg" fo:country="BG"/>
    </style:style>
    <style:style style:name="P7" style:parent-style-name="ListParagraph" style:list-style-name="LFO2" style:family="paragraph">
      <style:paragraph-properties fo:line-height="150%"/>
      <style:text-properties style:font-name-complex="Calibri" fo:font-size="13pt" style:font-size-asian="13pt" style:font-size-complex="13pt" fo:language="bg" fo:country="BG"/>
    </style:style>
    <style:style style:name="P8" style:parent-style-name="ListParagraph" style:list-style-name="LFO2" style:family="paragraph">
      <style:paragraph-properties fo:line-height="150%"/>
      <style:text-properties style:font-name-complex="Calibri" fo:font-size="13pt" style:font-size-asian="13pt" style:font-size-complex="13pt" fo:language="bg" fo:country="BG"/>
    </style:style>
    <style:style style:name="P9" style:parent-style-name="ListParagraph" style:list-style-name="LFO2" style:family="paragraph">
      <style:paragraph-properties fo:line-height="150%"/>
      <style:text-properties style:font-name-complex="Calibri" fo:font-size="13pt" style:font-size-asian="13pt" style:font-size-complex="13pt" fo:language="bg" fo:country="BG"/>
    </style:style>
    <style:style style:name="P10" style:parent-style-name="ListParagraph" style:list-style-name="LFO2" style:family="paragraph">
      <style:paragraph-properties fo:line-height="150%"/>
      <style:text-properties style:font-name-complex="Calibri" fo:font-size="13pt" style:font-size-asian="13pt" style:font-size-complex="13pt" fo:language="bg" fo:country="BG"/>
    </style:style>
    <style:style style:name="P11" style:parent-style-name="ListParagraph" style:list-style-name="LFO2" style:family="paragraph">
      <style:paragraph-properties fo:line-height="150%"/>
      <style:text-properties style:font-name-complex="Calibri" fo:font-size="13pt" style:font-size-asian="13pt" style:font-size-complex="13pt" fo:language="bg" fo:country="BG"/>
    </style:style>
    <style:style style:name="P12" style:parent-style-name="ListParagraph" style:list-style-name="LFO2" style:family="paragraph">
      <style:paragraph-properties fo:line-height="150%"/>
      <style:text-properties style:font-name-complex="Calibri" fo:font-size="13pt" style:font-size-asian="13pt" style:font-size-complex="13pt" fo:language="bg" fo:country="BG"/>
    </style:style>
    <style:style style:name="P13" style:parent-style-name="ListParagraph" style:list-style-name="LFO2" style:family="paragraph">
      <style:paragraph-properties fo:line-height="150%"/>
      <style:text-properties style:font-name-complex="Calibri" fo:font-size="13pt" style:font-size-asian="13pt" style:font-size-complex="13pt" fo:language="bg" fo:country="BG"/>
    </style:style>
    <style:style style:name="P14" style:parent-style-name="ListParagraph" style:list-style-name="LFO2" style:family="paragraph">
      <style:paragraph-properties fo:line-height="150%"/>
      <style:text-properties style:font-name-complex="Calibri" fo:font-size="13pt" style:font-size-asian="13pt" style:font-size-complex="13pt" fo:language="bg" fo:country="BG"/>
    </style:style>
    <style:style style:name="P15" style:parent-style-name="ListParagraph" style:list-style-name="LFO2" style:family="paragraph">
      <style:paragraph-properties fo:line-height="150%"/>
      <style:text-properties style:font-name-complex="Calibri" fo:font-size="13pt" style:font-size-asian="13pt" style:font-size-complex="13pt" fo:language="bg" fo:country="BG"/>
    </style:style>
    <style:style style:name="P16" style:parent-style-name="Normal" style:family="paragraph">
      <style:text-properties style:font-name="Cambria Math" fo:font-size="14pt" style:font-size-asian="14pt" style:font-size-complex="14pt" fo:language="bg" fo:country="BG"/>
    </style:style>
  </office:automatic-styles>
  <office:body>
    <office:text text:use-soft-page-breaks="true">
      <text:p text:style-name="P1">С П И С Ъ К</text:p>
      <text:p text:style-name="P2"/>
      <text:p text:style-name="P3">На учениците от СУ „Йордан Йовков“- гр. Сливен, членове на Училищния ученически съвет през учебната 2023/2024 година</text:p>
      <text:p text:style-name="P4">Председател: Габриела Стефанова – 9<text:s/>а<text:s/>клас</text:p>
      <text:list text:style-name="LFO2" text:continue-numbering="true">
        <text:list-item>
          <text:p text:style-name="P5">Борис Влайков – 2 а клас</text:p>
        </text:list-item>
        <text:list-item>
          <text:p text:style-name="P6">Добромира Вълчева – 2 б клас</text:p>
        </text:list-item>
        <text:list-item>
          <text:p text:style-name="P7">Симона Кузманова – 3 а клас</text:p>
        </text:list-item>
        <text:list-item>
          <text:p text:style-name="P8">Христин Ангелов – 4 а клас<text:s/></text:p>
        </text:list-item>
        <text:list-item>
          <text:p text:style-name="P9">Никол Маринова – 4 б клас<text:s/></text:p>
        </text:list-item>
        <text:list-item>
          <text:p text:style-name="P10">Деница Колева – 5 а клас<text:s/></text:p>
        </text:list-item>
        <text:list-item>
          <text:p text:style-name="P11">Вили Панова – 5 б клас</text:p>
        </text:list-item>
        <text:list-item>
          <text:p text:style-name="P12">Габриела Жечева – 6 а клас<text:s/></text:p>
        </text:list-item>
        <text:list-item>
          <text:p text:style-name="P13">Пламена Янкова – 7 а клас</text:p>
        </text:list-item>
        <text:list-item>
          <text:p text:style-name="P14">Марио Ганчев – 8 а клас<text:s/></text:p>
        </text:list-item>
        <text:list-item>
          <text:p text:style-name="P15">Димитър Димитров – 10 а клас</text:p>
        </text:list-item>
      </text:list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2pt" style:font-size-asian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Габриела П. Стефанова</meta:initial-creator>
    <dc:creator>Габриела П. Стефанова</dc:creator>
    <meta:creation-date>2024-01-14T08:26:00Z</meta:creation-date>
    <dc:date>2024-01-14T08:26:00Z</dc:date>
    <meta:template xlink:href="Normal" xlink:type="simple"/>
    <meta:editing-cycles>2</meta:editing-cycles>
    <meta:editing-duration>PT51420S</meta:editing-duration>
    <meta:document-statistic meta:page-count="1" meta:paragraph-count="1" meta:word-count="69" meta:character-count="467" meta:row-count="3" meta:non-whitespace-character-count="399"/>
  </office:meta>
</office:document-meta>
</file>